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3.356cm" fo:min-width="5.606cm" fo:padding-top="0.231cm" fo:padding-bottom="0.231cm" fo:padding-left="0.356cm" fo:padding-right="0.3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57cm"/>
      <style:paragraph-properties style:writing-mode="lr-tb"/>
    </style:style>
    <style:style style:name="gr3" style:family="graphic" style:parent-style-name="standard">
      <style:graphic-properties draw:stroke="dash" draw:stroke-dash="Dot_20__28_Rounded_29_" svg:stroke-width="0.212cm" svg:stroke-color="#18a303" draw:marker-start-width="0.518cm" draw:marker-end-width="0.518cm" svg:stroke-linecap="round" draw:fill="none" draw:textarea-horizontal-align="justify" draw:textarea-vertical-align="middle" draw:auto-grow-height="false" fo:min-height="1.344cm" fo:min-width="4.094cm" fo:padding-top="0.231cm" fo:padding-bottom="0.231cm" fo:padding-left="0.356cm" fo:padding-right="0.356cm"/>
      <style:paragraph-properties style:writing-mode="lr-tb"/>
    </style:style>
    <style:style style:name="gr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2.625cm" fo:min-width="12.373cm" fo:padding-top="0.231cm" fo:padding-bottom="0.231cm" fo:padding-left="0.356cm" fo:padding-right="0.356cm"/>
    </style:style>
    <style:style style:name="gr5" style:family="graphic" style:parent-style-name="standard">
      <style:graphic-properties draw:stroke="dash" draw:stroke-dash="Dot_20__28_Rounded_29_" svg:stroke-width="0.212cm" svg:stroke-color="#1c99e0" draw:marker-start-width="0.518cm" draw:marker-end-width="0.518cm" svg:stroke-linecap="round" draw:fill="none" draw:textarea-horizontal-align="justify" draw:textarea-vertical-align="middle" draw:auto-grow-height="false" fo:min-height="0.892cm" fo:min-width="3.142cm" fo:padding-top="0.231cm" fo:padding-bottom="0.231cm" fo:padding-left="0.356cm" fo:padding-right="0.356cm"/>
      <style:paragraph-properties style:writing-mode="lr-tb"/>
    </style:style>
    <style:style style:name="gr6" style:family="graphic" style:parent-style-name="standard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middle" draw:auto-grow-height="false" fo:min-height="0.892cm" fo:min-width="4.642cm" fo:padding-top="0.231cm" fo:padding-bottom="0.231cm" fo:padding-left="0.356cm" fo:padding-right="0.356cm"/>
      <style:paragraph-properties style:writing-mode="lr-tb"/>
    </style:style>
    <style:style style:name="gr7" style:family="graphic" style:parent-style-name="standard" style:list-style-name="L1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middle" draw:auto-grow-height="false" fo:min-height="0.856cm" fo:min-width="4.606cm" fo:padding-top="0.231cm" fo:padding-bottom="0.231cm" fo:padding-left="0.356cm" fo:padding-right="0.356cm"/>
      <style:paragraph-properties style:writing-mode="lr-tb"/>
    </style:style>
    <style:style style:name="gr8" style:family="graphic" style:parent-style-name="standard" style:list-style-name="L1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middle" draw:auto-grow-height="false" fo:min-height="0.892cm" fo:min-width="4.642cm" fo:padding-top="0.231cm" fo:padding-bottom="0.231cm" fo:padding-left="0.356cm" fo:padding-right="0.356cm"/>
      <style:paragraph-properties style:writing-mode="lr-tb"/>
    </style:style>
    <style:style style:name="gr9" style:family="graphic" style:parent-style-name="standard" style:list-style-name="L1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middle" draw:auto-grow-height="false" fo:min-height="0.892cm" fo:min-width="4.642cm" fo:padding-top="0.231cm" fo:padding-bottom="0.231cm" fo:padding-left="0.356cm" fo:padding-right="0.356cm"/>
      <style:paragraph-properties style:writing-mode="lr-tb"/>
    </style:style>
    <style:style style:name="gr10" style:family="graphic" style:parent-style-name="objectwithoutfill">
      <style:graphic-properties svg:stroke-width="0.106cm" svg:stroke-color="#fc5c00" draw:marker-start-width="0.359cm" draw:marker-end="Extrémités_20_de_20_flèche_20_3" draw:marker-end-width="0.459cm" draw:fill="none" draw:textarea-vertical-align="middle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55cm" fo:min-width="3.816cm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  <style:paragraph-properties style:writing-mode="lr-tb"/>
    </style:style>
    <style:style style:name="gr14" style:family="graphic" style:parent-style-name="standard">
      <style:graphic-properties draw:stroke="dash" draw:stroke-dash="Dot_20__28_Rounded_29_" svg:stroke-width="0.212cm" svg:stroke-color="#18a303" draw:marker-start-width="0.518cm" draw:marker-end-width="0.518cm" svg:stroke-linecap="round" draw:fill="none" draw:textarea-horizontal-align="justify" draw:textarea-vertical-align="middle" draw:auto-grow-height="false" fo:min-height="1.344cm" fo:min-width="1.994cm" fo:padding-top="0.231cm" fo:padding-bottom="0.231cm" fo:padding-left="0.356cm" fo:padding-right="0.356cm"/>
      <style:paragraph-properties style:writing-mode="lr-tb"/>
    </style:style>
    <style:style style:name="gr1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307cm" fo:min-width="10.055cm" fo:padding-top="0.231cm" fo:padding-bottom="0.231cm" fo:padding-left="0.356cm" fo:padding-right="0.356cm"/>
    </style:style>
    <style:style style:name="gr16" style:family="graphic" style:parent-style-name="standard">
      <style:graphic-properties draw:stroke="dash" draw:stroke-dash="Dot_20__28_Rounded_29_" svg:stroke-width="0.212cm" svg:stroke-color="#1c99e0" draw:marker-start-width="0.518cm" draw:marker-end-width="0.518cm" svg:stroke-linecap="round" draw:fill="none" draw:textarea-horizontal-align="justify" draw:textarea-vertical-align="middle" draw:auto-grow-height="false" fo:min-height="0.442cm" fo:min-width="1.192cm" fo:padding-top="0.231cm" fo:padding-bottom="0.231cm" fo:padding-left="0.356cm" fo:padding-right="0.356cm"/>
      <style:paragraph-properties style:writing-mode="lr-tb"/>
    </style:style>
    <style:style style:name="gr17" style:family="graphic" style:parent-style-name="standard">
      <style:graphic-properties draw:stroke="dash" draw:stroke-dash="Dot_20__28_Rounded_29_" svg:stroke-width="0.212cm" svg:stroke-color="#1c99e0" draw:marker-start-width="0.518cm" draw:marker-end-width="0.518cm" svg:stroke-linecap="round" draw:fill="none" draw:textarea-horizontal-align="justify" draw:textarea-vertical-align="middle" draw:auto-grow-height="false" fo:min-height="0.261cm" fo:min-width="1.21cm" fo:padding-top="0.231cm" fo:padding-bottom="0.231cm" fo:padding-left="0.356cm" fo:padding-right="0.356cm"/>
      <style:paragraph-properties style:writing-mode="lr-tb"/>
    </style:style>
    <style:style style:name="gr18" style:family="graphic" style:parent-style-name="standard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19" style:family="graphic" style:parent-style-name="standard" style:list-style-name="L1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20" style:family="graphic" style:parent-style-name="standard" style:list-style-name="L1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21" style:family="graphic" style:parent-style-name="standard" style:list-style-name="L1">
      <style:graphic-properties draw:stroke="dash" draw:stroke-dash="Dot_20__28_Rounded_29_" svg:stroke-width="0.212cm" svg:stroke-color="#f5cd53" draw:marker-start-width="0.518cm" draw:marker-end-width="0.518cm" svg:stroke-linecap="round" draw:fill="none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>
      <style:graphic-properties svg:stroke-width="0.212cm" draw:marker-start-width="0.518cm" draw:marker-end-width="0.518cm" draw:fill="none" draw:textarea-vertical-align="middle" draw:auto-grow-height="false" fo:min-height="4.278cm" fo:min-width="0cm" fo:padding-top="0.231cm" fo:padding-bottom="0.231cm" fo:padding-left="0.356cm" fo:padding-right="0.356cm" fo:wrap-option="wrap"/>
    </style:style>
    <style:style style:name="gr23" style:family="graphic" style:parent-style-name="standard">
      <style:graphic-properties svg:stroke-width="0.212cm" draw:marker-start-width="0.518cm" draw:marker-end-width="0.518cm" draw:fill="none" draw:textarea-vertical-align="middle" draw:auto-grow-height="false" fo:min-height="10.534cm" fo:min-width="0cm" fo:padding-top="0.231cm" fo:padding-bottom="0.231cm" fo:padding-left="0.356cm" fo:padding-right="0.356cm" fo:wrap-option="wrap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2pt" style:letter-kerning="true" style:font-name-asian="Noto Sans CJK SC" style:font-size-asian="12pt" style:font-name-complex="Lohit Devanagari" style:font-size-complex="12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Liberation Sans" fo:font-size="12pt" style:letter-kerning="true" style:font-name-asian="Noto Sans CJK SC" style:font-size-asian="12pt" style:font-name-complex="Lohit Devanagari" style:font-size-complex="12pt"/>
    </style:style>
    <style:style style:name="P8" style:family="paragraph">
      <loext:graphic-properties draw:fill="none"/>
      <style:paragraph-properties fo:text-align="center"/>
      <style:text-properties style:font-name="Liberation Sans" fo:font-size="12pt" style:letter-kerning="true" style:font-name-asian="Noto Sans CJK SC" style:font-size-asian="12pt" style:font-name-complex="Lohit Devanagari" style:font-size-complex="12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align="center" fo:text-indent="0cm"/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P11" style:family="paragraph">
      <loext:graphic-properties draw:fill="none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P14" style:family="paragraph">
      <style:paragraph-properties fo:text-align="center"/>
      <style:text-properties style:font-name="DejaVu Sans Mono"/>
    </style:style>
    <style:style style:name="P15" style:family="paragraph">
      <loext:graphic-properties draw:fill="none" draw:fill-color="#ffffff"/>
      <style:paragraph-properties fo:text-align="center"/>
      <style:text-properties style:font-name="DejaVu Sans Mono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Liberation Sans" fo:font-size="12pt" style:letter-kerning="true" style:font-name-asian="Noto Sans CJK SC" style:font-size-asian="12pt" style:font-name-complex="Lohit Devanagari" style:font-size-complex="12pt"/>
    </style:style>
    <style:style style:name="T5" style:family="text">
      <style:text-properties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custom-shape draw:style-name="gr1" draw:text-style-name="P1" draw:layer="layout" svg:width="7cm" svg:height="14.5cm" svg:x="0.5cm" svg:y="0.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7cm" svg:height="2.107cm" svg:x="0.5cm" svg:y="0.541cm">
            <draw:text-box>
              <text:p text:style-name="P2"><text:span text:style-name="T1">Product backlog</text:span></text:p>
            </draw:text-box>
          </draw:frame>
        </draw:g>
        <draw:custom-shape draw:style-name="gr3" draw:text-style-name="P5" xml:id="id1" draw:id="id1" draw:layer="layout" svg:width="5cm" svg:height="2cm" svg:x="1.4cm" svg:y="6.5cm">
          <text:p text:style-name="P4"><text:span text:style-name="T2">Exigence </text:span><text:span text:style-name="T2"><text:line-break/></text:span><text:span text:style-name="T2">de niveau</text:span><text:span text:style-name="T2"><text:line-break/></text:span><text:span text:style-name="T3">Ep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1" draw:layer="layout" svg:width="14.499cm" svg:height="14.501cm" svg:x="8.501cm" svg:y="0.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14.499cm" svg:height="2.107cm" svg:x="8.501cm" svg:y="0.541cm">
            <draw:text-box>
              <text:p text:style-name="P2"><text:span text:style-name="T1">Sprint user stories</text:span></text:p>
            </draw:text-box>
          </draw:frame>
        </draw:g>
        <draw:custom-shape draw:style-name="gr5" draw:text-style-name="P5" xml:id="id2" draw:id="id2" draw:layer="layout" svg:width="4cm" svg:height="1.5cm" svg:x="9.5cm" svg:y="3.801cm">
          <text:p text:style-name="P4"><text:span text:style-name="T2">US 1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3" draw:id="id3" draw:layer="layout" svg:width="4cm" svg:height="1.5cm" svg:x="9.5cm" svg:y="9.801cm">
          <text:p text:style-name="P4"><text:span text:style-name="T2">US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4" draw:id="id4" draw:layer="layout" svg:width="5.5cm" svg:height="1.5cm" svg:x="16.5cm" svg:y="1.802cm">
          <text:p text:style-name="P4"><text:span text:style-name="T2">Critère d’acceptation 1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5" draw:id="id5" draw:layer="layout" svg:width="5.5cm" svg:height="1.5cm" svg:x="16.5cm" svg:y="5.802cm">
          <text:p text:style-name="P6"><text:span text:style-name="T4">Critère d’acceptation 1.2</text:span></text:p>
          <draw:enhanced-geometry svg:viewBox="0 0 21600 21600" draw:path-stretchpoint-x="10800" draw:path-stretchpoint-y="10800" draw:text-areas="?f3 ?f4 ?f5 ?f6" draw:type="round-rectangle" draw:modifiers="4489.806795469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6" draw:id="id6" draw:layer="layout" svg:width="5.5cm" svg:height="1.5cm" svg:x="16.5cm" svg:y="7.802cm">
          <text:p text:style-name="P6"><text:span text:style-name="T4">Critère d’acceptation 2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7" draw:id="id7" draw:layer="layout" svg:width="5.5cm" svg:height="1.5cm" svg:x="16.5cm" svg:y="11.802cm">
          <text:p text:style-name="P6"><text:span text:style-name="T4">Critère d’acceptation 2.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6.4cm" svg:y1="7.5cm" svg:x2="9.5cm" svg:y2="4.551cm" draw:start-shape="id1" draw:start-glue-point="1" draw:end-shape="id2" draw:end-glue-point="3" svg:d="M6400 7500l3100-2949" svg:viewBox="0 0 3101 2950">
          <text:p/>
        </draw:connector>
        <draw:connector draw:style-name="gr10" draw:text-style-name="P1" draw:layer="layout" draw:type="line" svg:x1="6.4cm" svg:y1="7.5cm" svg:x2="9.5cm" svg:y2="10.551cm" draw:start-shape="id1" draw:start-glue-point="1" draw:end-shape="id3" draw:end-glue-point="3" svg:d="M6400 7500l3100 3051" svg:viewBox="0 0 3101 3052">
          <text:p/>
        </draw:connector>
        <draw:connector draw:style-name="gr10" draw:text-style-name="P1" draw:layer="layout" draw:type="line" svg:x1="13.5cm" svg:y1="4.551cm" svg:x2="16.5cm" svg:y2="2.552cm" draw:start-shape="id2" draw:start-glue-point="1" draw:end-shape="id4" draw:end-glue-point="3" svg:d="M13500 4551l3000-1999" svg:viewBox="0 0 3001 2000">
          <text:p/>
        </draw:connector>
        <draw:connector draw:style-name="gr10" draw:text-style-name="P1" draw:layer="layout" draw:type="line" svg:x1="13.5cm" svg:y1="4.551cm" svg:x2="16.5cm" svg:y2="6.552cm" draw:start-shape="id2" draw:end-shape="id5" draw:end-glue-point="3" svg:d="M13500 4551l3000 2001" svg:viewBox="0 0 3001 2002">
          <text:p/>
        </draw:connector>
        <draw:connector draw:style-name="gr10" draw:text-style-name="P1" draw:layer="layout" draw:type="line" svg:x1="13.5cm" svg:y1="10.551cm" svg:x2="16.5cm" svg:y2="8.552cm" draw:start-shape="id3" draw:start-glue-point="1" draw:end-shape="id6" draw:end-glue-point="3" svg:d="M13500 10551l3000-1999" svg:viewBox="0 0 3001 2000">
          <text:p/>
        </draw:connector>
        <draw:connector draw:style-name="gr10" draw:text-style-name="P1" draw:layer="layout" draw:type="line" svg:x1="13.5cm" svg:y1="10.551cm" svg:x2="16.5cm" svg:y2="12.552cm" draw:start-shape="id3" draw:start-glue-point="1" draw:end-shape="id7" draw:end-glue-point="3" svg:d="M13500 10551l3000 2001" svg:viewBox="0 0 3001 2002">
          <text:p/>
        </draw:connector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g>
          <draw:custom-shape draw:style-name="gr12" draw:text-style-name="P1" draw:layer="layout" svg:width="5.016cm" svg:height="7.5cm" svg:x="2.984cm" svg:y="7.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5.016cm" svg:height="1.673cm" svg:x="2.984cm" svg:y="7.52cm">
            <draw:text-box>
              <text:p text:style-name="P2"><text:span text:style-name="T1">Product </text:span><text:span text:style-name="T1">backlog</text:span></text:p>
            </draw:text-box>
          </draw:frame>
        </draw:g>
        <draw:custom-shape draw:style-name="gr14" draw:text-style-name="P5" xml:id="id8" draw:id="id8" draw:layer="layout" svg:width="2.9cm" svg:height="2cm" svg:x="4.084cm" svg:y="10.6cm">
          <text:p text:style-name="P4"><text:span text:style-name="T2">Exigences</text:span><text:span text:style-name="T2"><text:line-break/></text:span><text:span text:style-name="T2">de niveau</text:span><text:span text:style-name="T2"><text:line-break/></text:span><text:span text:style-name="T3">Epic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11.499cm" svg:height="7.501cm" svg:x="8.501cm" svg:y="7.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1.499cm" svg:height="1.11cm" svg:x="8.501cm" svg:y="7.521cm">
            <draw:text-box>
              <text:p text:style-name="P2"><text:span text:style-name="T1">Sprint backlog</text:span></text:p>
            </draw:text-box>
          </draw:frame>
        </draw:g>
        <draw:custom-shape draw:style-name="gr16" draw:text-style-name="P5" xml:id="id9" draw:id="id9" draw:layer="layout" svg:width="2cm" svg:height="1cm" svg:x="10.5cm" svg:y="9.4cm">
          <text:p text:style-name="P4"><text:span text:style-name="T2">US 1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xml:id="id10" draw:id="id10" draw:layer="layout" svg:width="2cm" svg:height="0.801cm" svg:x="10.5cm" svg:y="13cm">
          <text:p text:style-name="P4"><text:span text:style-name="T2">US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xml:id="id11" draw:id="id11" draw:layer="layout" svg:width="3.846cm" svg:height="0.437cm" svg:x="15.527cm" svg:y="9.032cm">
          <text:p text:style-name="P10">Critère d’acceptation 1.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xml:id="id12" draw:id="id12" draw:layer="layout" svg:width="3.858cm" svg:height="0.449cm" svg:x="15.521cm" svg:y="10.45cm">
          <text:p text:style-name="P12">Critère d’acceptation 1.2</text:p>
          <draw:enhanced-geometry svg:viewBox="0 0 21600 21600" draw:path-stretchpoint-x="10800" draw:path-stretchpoint-y="10800" draw:text-areas="?f3 ?f4 ?f5 ?f6" draw:type="round-rectangle" draw:modifiers="4489.806795469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xml:id="id13" draw:id="id13" draw:layer="layout" svg:width="3.846cm" svg:height="0.437cm" svg:x="15.527cm" svg:y="12.076cm">
          <text:p text:style-name="P12">Critère d’acceptation 2.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xml:id="id14" draw:id="id14" draw:layer="layout" svg:width="3.846cm" svg:height="0.437cm" svg:x="15.527cm" svg:y="14.032cm">
          <text:p text:style-name="P12">Critère d’acceptation 2.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6.984cm" svg:y1="11.6cm" svg:x2="10.5cm" svg:y2="9.9cm" draw:start-shape="id8" draw:start-glue-point="1" draw:end-shape="id9" draw:end-glue-point="3" svg:d="M6984 11600l3516-1700" svg:viewBox="0 0 3517 1701">
          <text:p/>
        </draw:connector>
        <draw:connector draw:style-name="gr10" draw:text-style-name="P1" draw:layer="layout" draw:type="line" svg:x1="6.984cm" svg:y1="11.6cm" svg:x2="10.5cm" svg:y2="13.4cm" draw:start-shape="id8" draw:start-glue-point="1" draw:end-shape="id10" draw:end-glue-point="3" svg:d="M6984 11600l3516 1800" svg:viewBox="0 0 3517 1801">
          <text:p/>
        </draw:connector>
        <draw:connector draw:style-name="gr10" draw:text-style-name="P1" draw:layer="layout" draw:type="line" svg:x1="12.5cm" svg:y1="9.9cm" svg:x2="15.527cm" svg:y2="9.25cm" draw:start-shape="id9" draw:start-glue-point="1" draw:end-shape="id11" draw:end-glue-point="3" svg:d="M12500 9900l3027-650" svg:viewBox="0 0 3028 651">
          <text:p/>
        </draw:connector>
        <draw:connector draw:style-name="gr10" draw:text-style-name="P1" draw:layer="layout" draw:type="line" svg:x1="12.5cm" svg:y1="9.9cm" svg:x2="15.521cm" svg:y2="10.674cm" draw:start-shape="id9" draw:end-shape="id12" draw:end-glue-point="3" svg:d="M12500 9900l3021 774" svg:viewBox="0 0 3022 775">
          <text:p/>
        </draw:connector>
        <draw:connector draw:style-name="gr10" draw:text-style-name="P1" draw:layer="layout" draw:type="line" svg:x1="12.5cm" svg:y1="13.4cm" svg:x2="15.527cm" svg:y2="12.294cm" draw:start-shape="id10" draw:start-glue-point="1" draw:end-shape="id13" draw:end-glue-point="3" svg:d="M12500 13400l3027-1106" svg:viewBox="0 0 3028 1107">
          <text:p/>
        </draw:connector>
        <draw:connector draw:style-name="gr10" draw:text-style-name="P1" draw:layer="layout" draw:type="line" svg:x1="12.5cm" svg:y1="13.4cm" svg:x2="15.527cm" svg:y2="14.25cm" draw:start-shape="id10" draw:start-glue-point="1" draw:end-shape="id14" draw:end-glue-point="3" svg:d="M12500 13400l3027 850" svg:viewBox="0 0 3028 851">
          <text:p/>
        </draw:connector>
        <draw:custom-shape draw:style-name="gr22" draw:text-style-name="P1" draw:layer="layout" svg:width="0.5cm" svg:height="5cm" draw:transform="rotate (1.5707963267949) translate (3cm 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" draw:text-style-name="P1" draw:layer="layout" svg:width="0.5cm" svg:height="11.6cm" draw:transform="rotate (1.5707963267949) translate (8.4cm 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15" draw:layer="layout" svg:width="5.5cm" svg:height="2.462cm" svg:x="2.7cm" svg:y="4.8cm">
          <draw:text-box>
            <text:p text:style-name="P14"><text:span text:style-name="T5">Plan de </text:span><text:span text:style-name="T5">tests </text:span><text:span text:style-name="T5">Maître</text:span></text:p>
          </draw:text-box>
        </draw:frame>
        <draw:frame draw:style-name="gr25" draw:text-style-name="P15" draw:layer="layout" svg:width="5.5cm" svg:height="1.2cm" svg:x="11.5cm" svg:y="5.2cm">
          <draw:text-box>
            <text:p text:style-name="P14"><text:span text:style-name="T5">Cas de tests</text:span></text:p>
          </draw:text-box>
        </draw:frame>
        <presentation:notes draw:style-name="dp1">
          <draw:page-thumbnail draw:style-name="gr11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40" svg:d="M0 40l10-40 10 4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1T10:57:01.239862161</meta:creation-date>
    <meta:generator>LibreOffice/7.3.4.2$Linux_X86_64 LibreOffice_project/728fec16bd5f605073805c3c9e7c4212a0120dc5</meta:generator>
    <dc:date>2022-10-01T12:08:12.738011806</dc:date>
    <meta:editing-duration>PT1H11M15S</meta:editing-duration>
    <meta:editing-cycles>3</meta:editing-cycles>
    <meta:document-statistic meta:object-count="67"/>
  </office:meta>
</office:document-meta>
</file>